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full-path="Object 10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319cm" table:align="left"/>
    </style:style>
    <style:style style:name="VariableFactorsTable.A" style:family="table-column">
      <style:table-column-properties style:column-width="5.521cm"/>
    </style:style>
    <style:style style:name="VariableFactorsTable.C" style:family="table-column">
      <style:table-column-properties style:column-width="6.752cm"/>
    </style:style>
    <style:style style:name="VariableFactorsTable.D" style:family="table-column">
      <style:table-column-properties style:column-width="5.525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 style:list-style-name="L1">
      <style:text-properties style:text-position="0% 100%" style:font-name="Trebuchet MS"/>
    </style:style>
    <style:style style:name="P6" style:family="paragraph" style:parent-style-name="Standard">
      <style:paragraph-properties fo:break-before="page"/>
    </style:style>
    <style:style style:name="P7" style:family="paragraph" style:parent-style-name="ATitle">
      <style:paragraph-properties fo:break-before="pag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column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text-position="0% 100%" style:font-name="Trebuchet MS"/>
    </style:style>
    <style:style style:name="P13" style:family="paragraph" style:parent-style-name="Standard">
      <style:paragraph-properties fo:break-before="page"/>
      <style:text-properties style:font-name="Trebuchet MS"/>
    </style:style>
    <style:style style:name="P1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5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6" style:family="paragraph" style:parent-style-name="Standard">
      <style:text-properties style:font-name="Trebuchet MS" style:text-underline-style="none"/>
    </style:style>
    <style:style style:name="P1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10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1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4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61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1.509cm" svg:height="0.707cm" draw:z-index="18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3.882cm" svg:height="2.096cm" draw:z-index="62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Wins should be the minimum? We adjust this value toward ultimate for bluffs then... 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64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65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723cm" svg:height="1.415cm" draw:z-index="66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6.979cm" svg:height="3.133cm" draw:z-index="67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5.419cm" svg:height="0.543cm" draw:z-index="68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69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72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7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and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78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64cm" svg:height="1.393cm" draw:z-index="7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5">Using pot odds find how likely each player is to call. Assume previous players have bet with their calculated percentages.</text:p>
        </text:list-item>
        <text:list-item>
          <text:p text:style-name="P5">Multiply to determine value in chips</text:p>
        </text:list-item>
        <text:list-item>
          <text:p text:style-name="P5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82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8.685cm" svg:height="1.284cm" draw:z-index="83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16.464cm" svg:height="1.374cm" draw:z-index="84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Standard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139cm" svg:height="1.372cm" draw:z-index="85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20.553cm" svg:height="1.448cm" draw:z-index="86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1.873cm" svg:height="1.372cm" draw:z-index="87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7.736cm" svg:height="1.453cm" draw:z-index="88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6">For fixed point iteration of operating point:</text:p>
      <text:p text:style-name="Standard"><draw:frame draw:style-name="fr1" draw:name="Object65" text:anchor-type="as-char" svg:width="13.234cm" svg:height="1.125cm" draw:z-index="47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1" draw:name="Object66" text:anchor-type="as-char" svg:width="15.169cm" svg:height="1.125cm" draw:z-index="89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1" draw:name="Object67" text:anchor-type="as-char" svg:width="17.896cm" svg:height="1.125cm" draw:z-index="90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Simplifying,</text:p>
      <text:p text:style-name="Standard"><draw:frame draw:style-name="fr1" draw:name="Object68" text:anchor-type="as-char" svg:width="10.1cm" svg:height="1.974cm" draw:z-index="93"><draw:object xlink:href="./Object 52" xlink:type="simple" xlink:show="embed" xlink:actuate="onLoad"/><draw:image xlink:href="./ObjectReplacements/Object 52" xlink:type="simple" xlink:show="embed" xlink:actuate="onLoad"/></draw:frame>, i.e. <draw:frame draw:style-name="fr1" draw:name="Object83" text:anchor-type="as-char" svg:width="10.49cm" svg:height="1.81cm" draw:z-index="106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/>
      <text:p text:style-name="Standard">To find dw/dbetSize,</text:p>
      <text:p text:style-name="Standard"/>
      <text:p text:style-name="Standard"><draw:frame draw:style-name="fr1" draw:name="Object82" text:anchor-type="as-char" svg:width="20.034cm" svg:height="1.102cm" draw:z-index="107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<draw:frame draw:style-name="fr1" draw:name="Object69" text:anchor-type="as-char" svg:width="19.45cm" svg:height="1.102cm" draw:z-index="108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9.436cm" svg:height="1.102cm" draw:z-index="109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1" draw:name="Object71" text:anchor-type="as-char" svg:width="13.466cm" svg:height="1.351cm" draw:z-index="110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ct72" text:anchor-type="as-char" svg:width="10.633cm" svg:height="1.931cm" draw:z-index="111"><draw:object xlink:href="./Object 56" xlink:type="simple" xlink:show="embed" xlink:actuate="onLoad"/><draw:image xlink:href="./ObjectReplacements/Object 56" xlink:type="simple" xlink:show="embed" xlink:actuate="onLoad"/></draw:frame>, as a function of w</text:p>
      <text:p text:style-name="Standard">To double check, assume <draw:frame draw:style-name="fr1" draw:name="Object73" text:anchor-type="as-char" svg:width="4.27cm" svg:height="1.106cm" draw:z-index="112"><draw:object xlink:href="./Object 57" xlink:type="simple" xlink:show="embed" xlink:actuate="onLoad"/><draw:image xlink:href="./ObjectReplacements/Object 57" xlink:type="simple" xlink:show="embed" xlink:actuate="onLoad"/></draw:frame>is zero and that f(w) is w<text:span text:style-name="T5">n</text:span>.</text:p>
      <text:p text:style-name="Standard"/>
      <text:p text:style-name="Standard">Check that, <draw:frame draw:style-name="fr1" draw:name="Object74" text:anchor-type="as-char" svg:width="3.651cm" svg:height="1.141cm" draw:z-index="113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5" text:anchor-type="as-char" svg:width="18.969cm" svg:height="1.296cm" draw:z-index="12"><draw:object xlink:href="./Object 59" xlink:type="simple" xlink:show="embed" xlink:actuate="onLoad"/><draw:image xlink:href="./ObjectReplacements/Object 59" xlink:type="simple" xlink:show="embed" xlink:actuate="onLoad"/></draw:frame>,</text:p>
      <text:p text:style-name="Standard"><draw:frame draw:style-name="fr1" draw:name="Object79" text:anchor-type="as-char" svg:width="16.972cm" svg:height="1.161cm" draw:z-index="15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80" text:anchor-type="as-char" svg:width="13.102cm" svg:height="1.161cm" draw:z-index="17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ct81" text:anchor-type="as-char" svg:width="10.142cm" svg:height="1.109cm" draw:z-index="31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So,</text:p>
      <text:p text:style-name="Standard"><draw:frame draw:style-name="fr1" draw:name="Object76" text:anchor-type="as-char" svg:width="7.435cm" svg:height="1.212cm" draw:z-index="32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ct77" text:anchor-type="as-char" svg:width="14.958cm" svg:height="1.222cm" draw:z-index="34"><draw:object xlink:href="./Object 61" xlink:type="simple" xlink:show="embed" xlink:actuate="onLoad"/><draw:image xlink:href="./ObjectReplacements/Object 61" xlink:type="simple" xlink:show="embed" xlink:actuate="onLoad"/></draw:frame><draw:frame draw:style-name="fr1" draw:name="Object78" text:anchor-type="as-char" svg:width="8.25cm" svg:height="1.164cm" draw:z-index="35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YES!</text:p>
      <text:p text:style-name="Standard"/>
      <text:p text:style-name="Standard"/>
      <text:p text:style-name="Standard">Okay, one thing. w might be zero. What then, is <text:s/>dw/dbetSize?</text:p>
      <text:p text:style-name="Standard"><draw:frame draw:style-name="fr1" draw:name="Object118" text:anchor-type="as-char" svg:width="10.633cm" svg:height="1.931cm" draw:z-index="36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f(0) = 0, f''(0) = 0, f''(0) = 0</text:p>
      <text:p text:style-name="Standard"/>
      <text:p text:style-name="Standard">0/0 you gotta take the limit. L'Hopital's rule? Doesn't seem convenient enough. I'll approximate a limit.</text:p>
      <text:p text:style-name="Standard">try:</text:p>
      <text:p text:style-name="Standard"/>
      <text:p text:style-name="P6">We may have to switch to geometric (and full foldgain):</text:p>
      <text:p text:style-name="Standard"><draw:frame draw:style-name="fr2" draw:name="Object84" text:anchor-type="as-char" svg:y="-0.711cm" svg:width="10.587cm" svg:height="1.291cm" draw:z-index="33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<draw:frame draw:style-name="fr1" draw:name="Object85" text:anchor-type="as-char" svg:width="13.552cm" svg:height="1.215cm" draw:z-index="37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1" draw:name="Object86" text:anchor-type="as-char" svg:width="12.922cm" svg:height="1.215cm" draw:z-index="38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<draw:frame draw:style-name="fr1" draw:name="Object87" text:anchor-type="as-char" svg:width="7.676cm" svg:height="1.632cm" draw:z-index="39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><draw:frame draw:style-name="fr1" draw:name="Object88" text:anchor-type="as-char" svg:width="8.435cm" svg:height="1.965cm" draw:z-index="40"><draw:object xlink:href="./Object 72" xlink:type="simple" xlink:show="embed" xlink:actuate="onLoad"/><draw:image xlink:href="./ObjectReplacements/Object 72" xlink:type="simple" xlink:show="embed" xlink:actuate="onLoad"/></draw:frame>, <draw:frame draw:style-name="fr1" draw:name="Object89" text:anchor-type="as-char" svg:width="8.814cm" svg:height="1.859cm" draw:z-index="41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To find dw/dbetSize,</text:p>
      <text:p text:style-name="Standard"><draw:frame draw:style-name="fr1" draw:name="Object90" text:anchor-type="as-char" svg:width="11.074cm" svg:height="1.215cm" draw:z-index="43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Object91" text:anchor-type="as-char" svg:width="14.026cm" svg:height="1.279cm" draw:z-index="44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1" draw:name="Object92" text:anchor-type="as-char" svg:width="18.613cm" svg:height="1.353cm" draw:z-index="45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><draw:frame draw:style-name="fr1" draw:name="Object93" text:anchor-type="as-char" svg:width="14.575cm" svg:height="1.353cm" draw:z-index="46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>To differentiate l.h.s. we let <draw:frame draw:style-name="fr1" draw:name="Object95" text:anchor-type="as-char" svg:width="11.989cm" svg:height="1.162cm" draw:z-index="48"><draw:object xlink:href="./Object 79" xlink:type="simple" xlink:show="embed" xlink:actuate="onLoad"/><draw:image xlink:href="./ObjectReplacements/Object 79" xlink:type="simple" xlink:show="embed" xlink:actuate="onLoad"/></draw:frame></text:p>
      <text:p text:style-name="Standard">Now, first: Let <draw:frame draw:style-name="fr1" draw:name="Object94" text:anchor-type="as-char" svg:width="3.627cm" svg:height="1.201cm" draw:z-index="52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><draw:frame draw:style-name="fr1" draw:name="Object96" text:anchor-type="as-char" svg:width="5.265cm" svg:height="1.134cm" draw:z-index="59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><draw:frame draw:style-name="fr1" draw:name="Object97" text:anchor-type="as-char" svg:width="8.474cm" svg:height="1.245cm" draw:z-index="60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draw:frame draw:style-name="fr1" draw:name="Object98" text:anchor-type="as-char" svg:width="18.667cm" svg:height="1.402cm" draw:z-index="49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><draw:frame draw:style-name="fr1" draw:name="Object99" text:anchor-type="as-char" svg:width="15.953cm" svg:height="1.305cm" draw:z-index="50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draw:frame draw:style-name="fr1" draw:name="Object100" text:anchor-type="as-char" svg:width="15.496cm" svg:height="1.305cm" draw:z-index="51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<draw:frame draw:style-name="fr1" draw:name="Object101" text:anchor-type="as-char" svg:width="15.071cm" svg:height="1.309cm" draw:z-index="53"><draw:object xlink:href="./Object 85" xlink:type="simple" xlink:show="embed" xlink:actuate="onLoad"/><draw:image xlink:href="./ObjectReplacements/Object 85" xlink:type="simple" xlink:show="embed" xlink:actuate="onLoad"/></draw:frame></text:p>
      <text:p text:style-name="Standard"><draw:frame draw:style-name="fr1" draw:name="Object104" text:anchor-type="as-char" svg:width="15.071cm" svg:height="1.309cm" draw:z-index="54"><draw:object xlink:href="./Object 88" xlink:type="simple" xlink:show="embed" xlink:actuate="onLoad"/><draw:image xlink:href="./ObjectReplacements/Object 88" xlink:type="simple" xlink:show="embed" xlink:actuate="onLoad"/></draw:frame></text:p>
      <text:p text:style-name="Standard"><draw:frame draw:style-name="fr1" draw:name="Object105" text:anchor-type="as-char" svg:width="15.977cm" svg:height="1.305cm" draw:z-index="55"><draw:object xlink:href="./Object 89" xlink:type="simple" xlink:show="embed" xlink:actuate="onLoad"/><draw:image xlink:href="./ObjectReplacements/Object 89" xlink:type="simple" xlink:show="embed" xlink:actuate="onLoad"/></draw:frame></text:p>
      <text:p text:style-name="Standard"><draw:frame draw:style-name="fr1" draw:name="Object106" text:anchor-type="as-char" svg:width="6.237cm" svg:height="1.028cm" draw:z-index="56"><draw:object xlink:href="./Object 90" xlink:type="simple" xlink:show="embed" xlink:actuate="onLoad"/><draw:image xlink:href="./ObjectReplacements/Object 90" xlink:type="simple" xlink:show="embed" xlink:actuate="onLoad"/></draw:frame> Where f' is df/dbetSize and f(x) = w<text:span text:style-name="T5">n</text:span></text:p>
      <text:p text:style-name="Standard">Then,</text:p>
      <text:p text:style-name="Standard"><draw:frame draw:style-name="fr1" draw:name="Object102" text:anchor-type="as-char" svg:width="6.216cm" svg:height="1.101cm" draw:z-index="57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><draw:frame draw:style-name="fr1" draw:name="Object103" text:anchor-type="as-char" svg:width="12.679cm" svg:height="1.101cm" draw:z-index="58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draw:frame draw:style-name="fr1" draw:name="Object107" text:anchor-type="as-char" svg:width="9.476cm" svg:height="1.102cm" draw:z-index="63"><draw:object xlink:href="./Object 91" xlink:type="simple" xlink:show="embed" xlink:actuate="onLoad"/><draw:image xlink:href="./ObjectReplacements/Object 91" xlink:type="simple" xlink:show="embed" xlink:actuate="onLoad"/></draw:frame></text:p>
      <text:p text:style-name="Standard"><draw:frame draw:style-name="fr1" draw:name="Object108" text:anchor-type="as-char" svg:width="11.367cm" svg:height="1.102cm" draw:z-index="74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So finally,</text:p>
      <text:p text:style-name="Standard"><draw:frame draw:style-name="fr1" draw:name="Object109" text:anchor-type="as-char" svg:width="8.791cm" svg:height="1.233cm" draw:z-index="77"><draw:object xlink:href="./Object 93" xlink:type="simple" xlink:show="embed" xlink:actuate="onLoad"/><draw:image xlink:href="./ObjectReplacements/Object 93" xlink:type="simple" xlink:show="embed" xlink:actuate="onLoad"/></draw:frame></text:p>
      <text:p text:style-name="Standard"><draw:frame draw:style-name="fr1" draw:name="Object111" text:anchor-type="as-char" svg:width="15.822cm" svg:height="1.266cm" draw:z-index="16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><draw:frame draw:style-name="fr1" draw:name="Object110" text:anchor-type="as-char" svg:width="14.355cm" svg:height="1.39cm" draw:z-index="19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><draw:frame draw:style-name="fr1" draw:name="Object112" text:anchor-type="as-char" svg:width="13.778cm" svg:height="1.39cm" draw:z-index="2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<draw:frame draw:style-name="fr2" draw:name="Object113" text:anchor-type="as-char" svg:y="-1.289cm" svg:width="10.059cm" svg:height="1.988cm" draw:z-index="42"><draw:object xlink:href="./Object 97" xlink:type="simple" xlink:show="embed" xlink:actuate="onLoad"/><draw:image xlink:href="./ObjectReplacements/Object 97" xlink:type="simple" xlink:show="embed" xlink:actuate="onLoad"/></draw:frame></text:p>
      <text:p text:style-name="Standard"/>
      <text:p text:style-name="Standard"/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70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71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75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76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6">Okay. Here is a situation. Bluffing when valuable:</text:p>
      <text:p text:style-name="Standard"><draw:frame draw:style-name="fr1" draw:name="Object61" text:anchor-type="as-char" svg:width="4.96cm" svg:height="0.728cm" draw:z-index="20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21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118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119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5.583cm" svg:height="1.028cm" draw:z-index="120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80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81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7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8">ARITHMETIC<text:span text:style-name="T3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9"/>
      <text:p text:style-name="P10">Pot committed stubbornness</text:p>
      <text:p text:style-name="P11"/>
      <text:p text:style-name="P11"><draw:frame draw:style-name="fr1" draw:name="Object25" text:anchor-type="as-char" svg:width="20.417cm" svg:height="0.704cm" draw:z-index="1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115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116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117"><draw:object xlink:href="./Object 44" xlink:type="simple" xlink:show="embed" xlink:actuate="onLoad"/><draw:image xlink:href="./ObjectReplacements/Object 44" xlink:type="simple" xlink:show="embed" xlink:actuate="onLoad"/></draw:frame></text:p>
      <text:p text:style-name="P6">What about arithmetic gain models?</text:p>
      <text:p text:style-name="Standard"/>
      <text:p text:style-name="P1"/>
      <text:p text:style-name="P1"><draw:frame draw:style-name="fr1" draw:name="Object48" text:anchor-type="as-char" svg:width="18.44cm" svg:height="1.152cm" draw:z-index="22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draw:frame draw:style-name="fr1" draw:name="Object47" text:anchor-type="as-char" svg:width="15.752cm" svg:height="2.058cm" draw:z-index="23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<draw:frame draw:style-name="fr1" draw:name="Object49" text:anchor-type="as-char" svg:width="14.436cm" svg:height="1.148cm" draw:z-index="30"><draw:object xlink:href="./Object 33" xlink:type="simple" xlink:show="embed" xlink:actuate="onLoad"/><draw:image xlink:href="./ObjectReplacements/Object 33" xlink:type="simple" xlink:show="embed" xlink:actuate="onLoad"/></draw:frame></text:p>
      <text:p text:style-name="P1"><draw:frame draw:style-name="fr1" draw:name="Object57" text:anchor-type="as-char" svg:width="14.295cm" svg:height="2.058cm" draw:z-index="91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6">the winnable factor of the utility function is (1 + p + v + (e*f – v)*d/(f+d)) = </text:span><text:span text:style-name="T6"><draw:frame draw:style-name="fr1" draw:name="Object37" text:anchor-type="as-char" svg:width="4.195cm" svg:height="1.042cm" draw:z-index="92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13">Formula to convert from (PCT, WL) to (wins, splits, loss):</text:p>
      <text:p text:style-name="P14"><draw:frame draw:style-name="fr1" draw:name="Object26" text:anchor-type="as-char" svg:width="3.067cm" svg:height="1.02cm" draw:z-index="94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95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96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30" text:anchor-type="as-char" svg:width="4.764cm" svg:height="0.529cm" draw:z-index="97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98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99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3" draw:name="Object33" text:anchor-type="as-char" svg:width="6.708cm" svg:height="1.706cm" draw:z-index="100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3" draw:name="Object34" text:anchor-type="as-char" svg:width="5.659cm" svg:height="1.702cm" draw:z-index="101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3" draw:name="Object35" text:anchor-type="as-char" svg:width="5.803cm" svg:height="1.702cm" draw:z-index="102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3" draw:name="Object36" text:anchor-type="as-char" svg:width="5.493cm" svg:height="1.702cm" draw:z-index="103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3" draw:name="Object38" text:anchor-type="as-char" svg:width="6.643cm" svg:height="1.715cm" draw:z-index="104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3" draw:name="Object39" text:anchor-type="as-char" svg:width="8.731cm" svg:height="1.732cm" draw:z-index="105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3" draw:name="Object41" text:anchor-type="as-char" svg:width="4.172cm" svg:height="1.032cm" draw:z-index="24"><draw:object xlink:href="./Object 25" xlink:type="simple" xlink:show="embed" xlink:actuate="onLoad"/><draw:image xlink:href="./ObjectReplacements/Object 25" xlink:type="simple" xlink:show="embed" xlink:actuate="onLoad"/></draw:frame> , <text:span text:style-name="T7"><draw:frame draw:style-name="fr3" draw:name="Object42" text:anchor-type="as-char" svg:width="4.902cm" svg:height="1.032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7"> , </text:span><text:span text:style-name="T7"><draw:frame draw:style-name="fr3" draw:name="Object43" text:anchor-type="as-char" svg:width="5.392cm" svg:height="0.543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5"><draw:frame draw:style-name="fr1" draw:name="Object44" text:anchor-type="as-char" svg:width="3.067cm" svg:height="1.02cm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8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6"><text:span text:style-name="T8">(2PCT – 1) = </text:span><text:span text:style-name="T9">wins</text:span><text:span text:style-name="T8"> – </text:span><text:span text:style-name="T9">losses</text:span></text:p>
      <text:p text:style-name="P17"><text:span text:style-name="T9">splits</text:span> = (PCT<text:span text:style-name="T9"> – win</text:span><text:span text:style-name="T10">s)×2</text:span></text:p>
      <text:p text:style-name="P18"/>
      <text:p text:style-name="P18">Special cases: WL = 0, (2<text:span text:style-name="T11">×</text:span>PCT – 1) = 0, WL = 1, WL = 0.5, PCT = 1;</text:p>
      <text:p text:style-name="P18">Dangerous cases: WL = 0.5;</text:p>
      <text:p text:style-name="P18"/>
      <text:p text:style-name="P18">When splits = 1, WL (0/0) would originally be saved as 0. This is PCT = 0.5. (Handled by default)</text:p>
      <text:p text:style-name="P1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5-05-21T15:25:29</meta:creation-date>
    <dc:creator>Joseph Huang</dc:creator>
    <dc:date>2007-04-24T20:16:11</dc:date>
    <dc:language>en-US</dc:language>
    <meta:editing-cycles>122</meta:editing-cycles>
    <meta:editing-duration>P6DT21H24M41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121" meta:page-count="16" meta:paragraph-count="227" meta:word-count="870" meta:character-count="5031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o math:stretchy="false">(</math:mo>
            <math:mi>w</math:mi>
            <math:mo math:stretchy="false">)</math:mo>
          </math:mrow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o math:stretchy="false">(</math:mo>
                <math:mi>w</math:mi>
                <math:mo math:stretchy="false">)</math:mo>
              </math:mrow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f(w) }
over

left(
	left( pot + betSize right) f'(w)
	+
	{k 
			cdot  pctWillCall' left( 1 - w right) }
			over
				left( 1 - pctWillCall left( 1 - w right) right)^{2}
right)
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>B</math:mi>
          <math:mo math:stretchy="false">+</math:mo>
          <math:mi math:fontstyle="italic">pot</math:mi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  <math:mo math:stretchy="false">=</math:mo>
        <math:mrow>
          <math:mrow>
            <math:mi>B</math:mi>
            <math:mo math:stretchy="false">−</math:mo>
            <math:mi math:fontstyle="italic">alreadyBet</math:mi>
          </math:mrow>
          <math:mo math:stretchy="false">−</math:mo>
          <math:mfrac>
            <math:mi>k</math:mi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B+pot right) w^n + left(B - betSize right) left( 1- w^n right)
=
B - alreadyBet - k over left( 1 - pctWillCall left( 1 - w right) 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sup>
                  <math:mi math:fontstyle="italic">Bw</math:mi>
                  <math:mi>n</math:mi>
                </math:msup>
                <math:mo math:stretchy="false">+</math:mo>
                <math:mrow>
                  <math:mi math:fontstyle="italic">pot</math:mi>
                  <math:mo math:stretchy="false">⋅</math:mo>
                  <math:msup>
                    <math:mi>w</math:mi>
                    <math:mi>n</math:mi>
                  </math:msup>
                </math:mrow>
              </math:mrow>
              <math:mo math:stretchy="false">+</math:mo>
              <math:mi>B</math:mi>
            </math:mrow>
            <math:mo math:stretchy="false">−</math:mo>
            <math:mi math:fontstyle="italic">betSize</math:mi>
          </math:mrow>
          <math:mo math:stretchy="false">−</math:mo>
          <math:msup>
            <math:mi math:fontstyle="italic">Bw</math:mi>
            <math:mi>n</math:mi>
          </math:msup>
        </math:mrow>
        <math:mo math:stretchy="false">+</math:mo>
        <math:mrow>
          <math:mi math:fontstyle="italic">betSize</math:mi>
          <math:mo math:stretchy="false">⋅</math:mo>
          <math:msup>
            <math:mi>w</math:mi>
            <math:mi>n</math:mi>
          </math:msup>
        </math:mrow>
      </math:mrow>
      <math:mo math:stretchy="false">=</math:mo>
      <math:mrow>
        <math:mrow>
          <math:mi>B</math:mi>
          <math:mo math:stretchy="false">−</math:mo>
          <math:mi math:fontstyle="italic">alreadyBet</math:mi>
        </math:mrow>
        <math:mo math:stretchy="false">−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Bw^n+ pot cdot w^n + B - betSize - Bw^n + betSize cdot w^n 
=
B - alreadyBet - k over left( 1 - pctWillCall left( 1 - w right) right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row>
        <math:mrow>
          <math:msup>
            <math:mi>w</math:mi>
            <math:mi>n</math:mi>
          </math:msup>
          <math:mo math:stretchy="false">=</math:mo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frac>
          </math:mrow>
        </math:mrow>
        <math:mo math:stretchy="false">=</math:mo>
        <math:mrow>
          <math:mrow>
            <math:mi math:fontstyle="italic">betSize</math:mi>
            <math:mo math:stretchy="false">−</math:mo>
            <math:mi math:fontstyle="italic">alreadyBet</math:mi>
          </math:mrow>
          <math:mo math:stretchy="false">−</math:mo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1</math:mn>
              </math:mrow>
            </math:msup>
          </math:mrow>
        </math:mrow>
      </math:mrow>
    </math:mrow>
    <math:annotation math:encoding="StarMath 5.0">left( pot + betSize right) w^n 
=
betSize - k over left( 1 - pctWillCall left( 1 - w right) right)
=
betSize - alreadyBet - k cdot left( 1 - pctWillCall left( 1 - w right) right)^{-1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frac>
          <math:mrow>
            <math:mrow>
              <math:mi math:fontstyle="italic">betSize</math:mi>
              <math:mo math:stretchy="false">−</math:mo>
              <math:mi math:fontstyle="italic">alreadyBet</math:mi>
            </math:mrow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_new
=
nroot{n} 
{
	{betSize - alreadyBet - k over left( 1 - pctWillCall left( 1 - w_guess right) right)}
	over
	left( pot + betSize right)
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w^n +

left( pot + betSize right) n w^{n-1} cdot { {dw} over {dbetSize} }
=
1 + k cdot left( 1 - pctWillCall left( 1 - w right) right)^{-2}
		cdot left[ pctWillCall' left( 1 - w right) right] cdot  left[ -{ {dw} over {dbetSize} } right]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i>n</math:mi>
      <math:mrow>
        <math:mrow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⋅</math:mo>
            <math:mfrac>
              <math:mi math:fontstyle="italic">dw</math:mi>
              <math:mi math:fontstyle="italic">dbetSize</math:mi>
            </math:mfrac>
          </math:mrow>
          <math:mo math:stretchy="false">−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
left( pot + betSize right) n w^{n-1} cdot { {dw} over {dbetSize} }
-
k cdot left( 1 - pctWillCall left( 1 - w right) right)^{-2}
		cdot left[ pctWillCall' left( 1 - w right) right] cdot  left[ -{ {dw} over {dbetSize} } right]
=
1 - left( dpot + 1 right) w^n 
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+</math:mo>
            <math:mfrac>
              <math:mrow>
                <math:mrow>
                  <math:mi>k</math:mi>
                  <math:mo math:stretchy="false">⋅</math:mo>
                  <math:mi math:fontstyle="italic">pctWillCall</math:mi>
                </math:mrow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</math:mrow>
        </math:mrow>
      </math:mfenced>
      <math:mrow>
        <math:mfenced math:open="[" math:close="]">
          <math:mfrac>
            <math:mi math:fontstyle="italic">dw</math:mi>
            <math:mi math:fontstyle="italic">dbetSize</math:mi>
          </math:mfrac>
        </math:mfenced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left(
	left( pot + betSize right) n w^{n-1} 
	+
	{k 
			cdot  pctWillCall' left( 1 - w right) }
			over
				left( 1 - pctWillCall left( 1 - w right) right)^{2}
right)
		
		 left[ { {dw} over {dbetSize} } right]
=
1 - left( dpot + 1 right) w^n 
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o math:stretchy="false">(</math:mo>
            <math:mi>w</math:mi>
            <math:mo math:stretchy="false">)</math:mo>
          </math:mrow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o math:stretchy="false">(</math:mo>
                <math:mi>w</math:mi>
                <math:mo math:stretchy="false">)</math:mo>
              </math:mrow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f(w) }
over

left(
	left( pot + betSize right) f'(w)
	+
	{k 
			cdot  pctWillCall' left( 1 - w right) }
			over
				left( 1 - pctWillCall left( 1 - w right) right)^{2}
right)
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i>k</math:mi>
      <math:mfenced math:open="" math:close="">
        <math:mrow>
          <math:mrow>
            <math:mn>1</math:mn>
            <math:mo math:stretchy="false">−</math:mo>
            <math:mi math:fontstyle="italic">pctWillCall</math:mi>
          </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fenced>
    </math:mfrac>
    <math:annotation math:encoding="StarMath 5.0">k over left( 1 - pctWillCall left( 1 - w right) right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i math:fontstyle="italic">betSize</math:mi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
=
nroot{n} 
{
	{betSize }
	over
	left( pot + betSize right)
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row>
              <math:mfenced math:open="" math:close="">
                <math:mfrac>
                  <math:mn>1</math:mn>
                  <math:mi>n</math:mi>
                </math:mfrac>
              </math:mfenced>
              <math:mo math:stretchy="false">⋅</math:mo>
              <math:msup>
                <math:mfenced math:open="" math:close="">
                  <math:mfrac>
                    <math:mi math:fontstyle="italic">betSize</math:mi>
                    <math:mfenced math:open="" math:close="">
                      <math:mrow>
                        <math:mi math:fontstyle="italic">pot</math:mi>
                        <math:mo math:stretchy="false">+</math:mo>
                        <math:mi math:fontstyle="italic">betSize</math:mi>
                      </math:mrow>
                    </math:mfenced>
                  </math:mfrac>
                </math:mfenced>
                <math:mfrac>
                  <math:mrow>
                    <math:mn>1</math:mn>
                    <math:mo math:stretchy="false">−</math:mo>
                    <math:mi>n</math:mi>
                  </math:mrow>
                  <math:mi>n</math:mi>
                </math:mfrac>
              </math:msup>
            </math:mrow>
            <math:mo math:stretchy="false">⋅</math:mo>
            <math:mfenced math:open="" math:close="">
              <math:mfrac>
                <math:mrow>
                  <math:mfenced math:open="" math:close="">
                    <math:mi math:fontstyle="italic">pot</math:mi>
                  </math:mfenced>
                  <math:mo math:stretchy="false">−</math:mo>
                  <math:mrow>
                    <math:mi math:fontstyle="italic">betSize</math:mi>
                    <math:mo math:stretchy="false">⋅</math:mo>
                    <math:mi math:fontstyle="italic">dpot</math:mi>
                  </math:mrow>
                </math:mrow>
                <math:msup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  <math:mn>2</math:mn>
                </math:msup>
              </math:mfrac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frac>
                <math:mi math:fontstyle="italic">pot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  <math:mo math:stretchy="false">−</math:mo>
              <math:mrow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left(1 over n right) cdot  
left(
	{betSize }
	over
	left( pot + betSize right)
right)^ {{1-n} over n}

cdot
left(
	{
			left( pot  right)
			- betSize cdot dpot 
	}
	over
	left( pot + betSize right) ^ 2
right)

=

	w^ {1-n}
	over { left( pot + betSize right)  n }

cdot
left(
	{
			pot 
			over
	left( pot + betSize right) 
		-
			{
				 betSize 
				over
				left( pot + betSize right) 
			}cdot dpot 
	}
	
right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 math:fontstyle="italic">new</math:mi>
        </math:msub>
        <math:mo math:stretchy="false">=</math:mo>
        <math:mroot>
          <math:mfrac>
            <math:mrow>
              <math:mi math:fontstyle="italic">betSize</math:mi>
              <math:mo math:stretchy="false">−</math:mo>
              <math:mn>0</math:mn>
            </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  <math:mi>n</math:mi>
        </math:mroot>
      </math:mrow>
      <math:mo math:stretchy="false">=</math:mo>
      <math:msup>
        <math:mfenced math:open="" math:close="">
          <math:mfrac>
            <math:mi math:fontstyle="italic">betSize</math:mi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</math:mfenced>
        <math:mfrac>
          <math:mn>1</math:mn>
          <math:mi>n</math:mi>
        </math:mfrac>
      </math:msup>
    </math:mrow>
    <math:annotation math:encoding="StarMath 5.0">w_new

=
nroot{n} 
{
	{betSize -0}
	over
	left( pot + betSize right)
}

=
left(

	{betSize}
	over
	left( pot + betSize right)
	
right) ^ {1 over n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w</math:mi>
          <math:mi math:fontstyle="italic">dbetSize</math:mi>
        </math:mfrac>
        <math:mo math:stretchy="false">=</math:mo>
        <math:mfrac>
          <math:mrow>
            <math:mrow>
              <math:mn>1</math:mn>
              <math:mo math:stretchy="false">−</math:mo>
              <math:mfenced math:open="" math:close="">
                <math:mrow>
                  <math:mi math:fontstyle="italic">dpot</math:mi>
                  <math:mo math:stretchy="false">+</math:mo>
                  <math:mn>1</math:mn>
                </math:mrow>
              </math:mfenced>
            </math:mrow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row>
                <math:msup>
                  <math:mi>w</math:mi>
                  <math:mrow>
                    <math:mi>n</math:mi>
                    <math:mo math:stretchy="false">−</math:mo>
                    <math:mn>1</math:mn>
                  </math:mrow>
                </math:msup>
                <math:mo math:stretchy="false">+</math:mo>
                <math:mn>0</math:mn>
              </math:mrow>
            </math:mrow>
          </math:mfenced>
        </math:mfrac>
      </math:mrow>
      <math:mo math:stretchy="false">=</math:mo>
      <math:mrow>
        <math:mfrac>
          <math:mn>1</math:mn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</math:mrow>
    </math:mrow>
    <math:annotation math:encoding="StarMath 5.0">
 { {dw} over {dbetSize} } 
=
{1 - left( dpot + 1 right) w^n }
over

left(
	left( pot + betSize right) n w^{n-1} 
	+
	0
right)

=
	1
	over
	{
	left(
		left( pot + betSize right) n w^{n-1} 
	
	right)
	
	}
-
	{left( dpot + 1 right) w^n }
	over

	left(
		left( pot + betSize right) n w^{n-1} 
	
	right)
	
		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row>
        <math:mfrac>
          <math:msup>
            <math:mi>w</math:mi>
            <math:mrow>
              <math:mn>1</math:mn>
              <math:mo math:stretchy="false">−</math:mo>
              <math:mi>n</math:mi>
            </math:mrow>
          </math:msup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n</math:mi>
          </math:mrow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i>w</math:mi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enced>
        </math:mfrac>
      </math:mrow>
    </math:mrow>
    <math:annotation math:encoding="StarMath 5.0"> { {dw} over {dbetSize} } 
=

	{

		 w^{1-n}
	}
	over
	{
		left( pot + betSize right) n
	}
-
	{left( dpot + 1 right) w }
	over

	left(
		left( pot + betSize right) n 
	
	right)
	
		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row>
                <math:mfrac>
                  <math:mi math:fontstyle="italic">pot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−</math:mo>
                <math:mrow>
                  <math:msup>
                    <math:mi>w</math:mi>
                    <math:mi>n</math:mi>
                  </math:msup>
                  <math:mo math:stretchy="false">⋅</math:mo>
                  <math:mi math:fontstyle="italic">dpot</math:mi>
                </math:mrow>
              </math:mrow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row>
                <math:mn>1</math:mn>
                <math:mo math:stretchy="false">−</math:mo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</math:mrow>
              <math:mo math:stretchy="false">−</math:mo>
              <math:mrow>
                <math:msup>
                  <math:mi>w</math:mi>
                  <math:mi>n</math:mi>
                </math:msup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
	w^ {1-n}
	over { left( pot + betSize right)  n }

cdot
left(
	{
			pot 
			over
	left( pot + betSize right) 
		-
			{
				 w^n
			}cdot dpot 
	}
	
right)


=

	w^ {1-n}
	over { left( pot + betSize right)  n }

cdot
left(
	{
		1
		-
			betSize
			over
	left( pot + betSize right) 
		-
			{
				 w^n
			}cdot dpot 
	}
	
right)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frac>
                <math:mi math:fontstyle="italic">betSize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</math:mfenced>
          </math:mrow>
        </math:mrow>
      </math:mrow>
    </math:mrow>
    <math:annotation math:encoding="StarMath 5.0">w'

=
	w^ {1-n}
	over { left( pot + betSize right)  n }

-


	w cdot dpot
	over { left( pot + betSize right)  n }


-

	w^ {1-n}
	over { left( pot + betSize right)  n }

cdot
left(
	{

		
			betSize
			over
	left( pot + betSize right) 
		
	}
	
right)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frac>
            <math:mi>w</math:mi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</math:mrow>
      </math:mrow>
    </math:mrow>
    <math:annotation math:encoding="StarMath 5.0">w'

=
	w^ {1-n}
	over { left( pot + betSize right)  n }

-


	w cdot dpot
	over { left( pot + betSize right)  n }


-

	w
	over { left( pot + betSize right)  n }
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i>f</math:mi>
      <math:mrow>
        <math:mrow>
          <math:mo math:stretchy="false">(</math:mo>
          <math:mi>w</math:mi>
          <math:mo math:stretchy="false">)</math:mo>
        </math:mrow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f</math:mi>
      <math:mi>'</math:mi>
      <math:mrow>
        <math:mrow>
          <math:mrow>
            <math:mo math:stretchy="false">(</math:mo>
            <math:mi>w</math:mi>
            <math:mo math:stretchy="false">)</math:mo>
          </math:mrow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f(w) +

left( pot + betSize right) f'(w) cdot { {dw} over {dbetSize} }
=
1 + k cdot left( 1 - pctWillCall left( 1 - w right) right)^{-2}
		cdot left[ pctWillCall' left( 1 - w right) right] cdot  left[ -{ {dw} over {dbetSize} } right]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frac>
          <math:mrow>
            <math:mrow>
              <math:mi math:fontstyle="italic">betSize</math:mi>
              <math:mo math:stretchy="false">−</math:mo>
              <math:mi math:fontstyle="italic">alreadyBet</math:mi>
            </math:mrow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</math:mrow>
    </math:mrow>
    <math:annotation math:encoding="StarMath 5.0">f(w_new)
=

{
	{betSize - alreadyBet - k over left( 1 - pctWillCall left( 1 - w_guess right) right)}
	over
	left( pot + betSize right)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row>
    </math:mrow>
    <math:annotation math:encoding="StarMath 5.0">left( 1+pot over B right)^{w^n} left(1 - betSize over B right)^ left( 1- w^n right)
=
1 - k over {B left( 1 - pctWillCall left( 1 - w right) right)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row>
      <math:mi>log</math:mi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" math:close=""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fenced>
    </math:mrow>
    <math:annotation math:encoding="StarMath 5.0">{w^n} log left( 1+pot  over B right) + left( 1- w^n right) log left(1 - betSize over B right) 
=
log left( 1 - k over  { B left(1 - pctWillCall left( 1 - w right) right) }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=</math:mo>
        <math:mi>log</math:mi>
      </math:mrow>
      <math:mrow>
        <math:mfenced math:open="" math:close="">
          <math:mrow>
            <math:mn>1</math:mn>
            <math:mo math:stretchy="false">−</math:mo>
            <math:mfrac>
              <math:mi>k</math:mi>
              <math:mrow>
                <math:mi>B</math:mi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</math:mrow>
            </math:mfrac>
          </math:mrow>
        </math:mfenced>
        <math:mo math:stretchy="false">−</math:mo>
        <math:mi>log</math:mi>
      </math:mrow>
      <math:mfenced math:open="" math:close="">
        <math:mrow>
          <math:mn>1</math:mn>
          <math:mo math:stretchy="false">−</math:mo>
          <math:mfrac>
            <math:mi math:fontstyle="italic">betSize</math:mi>
            <math:mi>B</math:mi>
          </math:mfrac>
        </math:mrow>
      </math:mfenced>
    </math:mrow>
    <math:annotation math:encoding="StarMath 5.0">{w^n} log left( {B+pot}over{B - betSize} right) =

log left( 1 - k over  {B left( 1 - pctWillCall left( 1 - w right) right) } right)
- log left(1 - betSize over B right) 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sup>
          <math:mi>w</math:mi>
          <math:mi>n</math:mi>
        </math:msup>
      </math:msup>
      <math:mo math:stretchy="false">=</math:mo>
      <math:mfrac>
        <math:mrow>
          <math:mi>B</math:mi>
          <math:mo math:stretchy="false">−</math:mo>
          <math:mfrac>
            <math:mi>k</math:mi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rac>
        </math:mrow>
        <math:mrow>
          <math:mi>B</math:mi>
          <math:mo math:stretchy="false">−</math:mo>
          <math:mi math:fontstyle="italic">betSize</math:mi>
        </math:mrow>
      </math:mfrac>
    </math:mrow>
    <math:annotation math:encoding="StarMath 5.0">left( {B+pot}over{B - betSize} right) ^ {w^n} =

{
 B - k over  {1 - pctWillCall left( 1 - w right)  }
}
over { B - betSize 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" math:close="">
            <math:mfrac>
              <math:mrow>
                <math:mi>B</math:mi>
                <math:mo math:stretchy="false">−</math:mo>
                <math:mfrac>
                  <math:mi>k</math:mi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rac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 {w_new} =
nroot n
{
	log_{left( {B+pot}over{B - betSize} right)} left(
	{
	 B  - k over  {1 -  pctWillCall left( 1 - w right)  }
	}
	over { B - betSize }
	right )
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" math:close="">
        <math:mfrac>
          <math:mrow>
            <math:mi>B</math:mi>
            <math:mo math:stretchy="false">−</math:mo>
            <math:mfrac>
              <math:mi>k</math:mi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rac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 f(w_new) =

log_{left( {B+pot}over{B - betSize} right)} left(
{
 B - k over  {1 - pctWillCall left( 1 - w right)  }
}
over { B - betSize }
right )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fenced math:open="" math:close="">
              <math:mrow>
                <math:mrow>
                  <math:mi>B</math:mi>
                  <math:mo math:stretchy="false">−</math:mo>
                  <math:mi>B</math:mi>
                </math:mrow>
                <math:mi math:fontstyle="italic">pctWillCall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1+pot over B right)^{f(w)} left(1 - betSize over B right)^ left( 1- f(w) right)
=
1 - k over left( B -  B pctWillCall left( 1 - w right) right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>d</math:mi>
          <math:mi math:fontstyle="italic">dbetSize</math:mi>
        </math:mfrac>
      </math:mrow>
      <math:mfenced math:open="{" math:close="}">
        <math:mfrac>
          <math:mi>k</math:mi>
          <math:mrow>
            <math:mi>B</math:mi>
            <math:mi math:fontstyle="italic">pctWillCall</math:mi>
            <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  <math:mo math:stretchy="false">−</math:mo>
              <math:mi>B</math:mi>
            </math:mrow>
          </math:mrow>
        </math:mfrac>
      </math:mfenced>
    </math:mrow>
    <math:annotation math:encoding="StarMath 5.0">{d over dbetSize}
	left lbrace
left( 1+pot over B right)^{f(w)} left(1 - betSize over B right)^ left( 1- f(w) right)
	right rbrace
=
{d over dbetSize}
	left lbrace k over {B pctWillCall left( 1 - w right) - B}  right rbrace

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o math:stretchy="false">−</math:mo>
              <math:mi>k</math:mi>
            </math:mrow>
            <math:mrow>
              <math:mi>B</math:mi>
              <math:msup>
                <math:mfenced math:open="" math:close="">
                  <math:mrow>
                    <math:mi math:fontstyle="italic">pctWillCall</math:mi>
                    <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  <math:mo math:stretchy="false">−</math:mo>
                      <math:mn>1</math:mn>
                    </math:mrow>
                  </math:mrow>
                </math:mfenced>
                <math:mn>2</math:mn>
              </math:msup>
            </math:mrow>
          </math:mfrac>
          <math:mo math:stretchy="false">×</math:mo>
          <math:mi math:fontstyle="italic">pctWillCall</math:mi>
        </math:mrow>
      </math:mrow>
      <math:mi>'</math:mi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×</math:mo>
        <math:mfenced math:open="" math:close="">
          <math:mrow>
            <math:mo math:stretchy="false">−</math:mo>
            <math:mfrac>
              <math:mi math:fontstyle="italic">dw</math:mi>
              <math:mi math:fontstyle="italic">dbetSize</math:mi>
            </math:mfrac>
          </math:mrow>
        </math:mfenced>
      </math:mrow>
    </math:mrow>
    <math:annotation math:encoding="StarMath 5.0">{d over dbetSize}
	left lbrace
left( 1+pot over B right)^{f(w)} left(1 - betSize over B  right)^ left( 1- f(w) right)
	right rbrace
= {-k over 
		{B left( pctWillCall left( 1 - w right) - 1 right)^2 }}
					times
				pctWillCall' left( 1 - w right) times left( -{dw over dbetSize} right)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row>
              <math:mi>B</math:mi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row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{d over dbetSize}
	left lbrace
left( 1+pot over B right)^{f(w)} left(1 - betSize over B right)^ left( 1- f(w) right)
	right rbrace
=  {
		{k pctWillCall' left( 1 - w right) }
		over
		{B left( 1 - pctWillCall left( 1 - w right) right)^2 }}
	times left[ {dw over dbetSize} right]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enced>
    </math:mrow>
    <math:annotation math:encoding="StarMath 5.0">dh over dbetSize = 
h times
{d over dbetSize}
left lbrace
{f(w)}  log left( {B+pot}over{ B - betSize } right)
right rbrace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>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C - C cdot betSize 

- 1 right)

cdot h 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B {dg over dbetSize}

=  {
		{k pctWillCall' left( 1 - w right) }
		over
		{ left( 1 - pctWillCall left( 1 - w right) right)^2 } }
	times left[ {dw over dbetSize} right]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row>
            <math:mrow>
              <math:mi>C</math:mi>
              <math:mo math:stretchy="false">−</math:mo>
              <math:mrow>
                <math:mi>C</math:mi>
                <math:mo math:stretchy="false">⋅</math:mo>
                <math:mi math:fontstyle="italic">betSize</math:mi>
              </math:mrow>
            </math:mrow>
            <math:mo math:stretchy="false">−</math:mo>
            <math:mn>1</math:mn>
          </math:mrow>
        </math:mfenced>
        <math:mo math:stretchy="false">⋅</math:mo>
        <math:mi>h</math:mi>
      </math:mrow>
      <math:mo math:stretchy="false">=</math:mo>
      <math:mrow>
        <math:mfenced math:open="" math:close="">
          <math:mrow>
            <math:mfrac>
              <math:mrow>
                <math:mi>k</math:mi>
                <math:mi math:fontstyle="italic">pctWillCall</math:mi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  <math:mo math:stretchy="false">−</math:mo>
            <math:mrow>
              <math:mrow>
                <math:mi>h</math:mi>
                <math:mo math:stretchy="false">×</math:mo>
                <math:mi>A</math:mi>
              </math:mrow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cdot h 


=
left(

	 {
			{k pctWillCall' left( 1 - w right) }
			over
			left( 1 - pctWillCall left( 1 - w right) right)^2 }
	-
h times
			A
			times
left(  1-betSize right) 

right)

times left[ {dw over dbetSize} right]
 

	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betSize</math:mi>
        </math:mrow>
      </math:mfenced>
      <math:mrow>
        <math:mrow>
          <math:mfenced math:open="[" math:close="]">
            <math:mrow>
              <math:mfenced math:open="{" math:close="}">
                <math:mrow>
                  <math:mi>h</math:mi>
                  <math:mo math:stretchy="false">×</math:mo>
                  <math:mi>A</math:mi>
                </math:mrow>
              </math:mfenced>
              <math:mfrac>
                <math:mi math:fontstyle="italic">dw</math:mi>
                <math:mi math:fontstyle="italic">dbetSize</math:mi>
              </math:mfrac>
            </math:mrow>
          </math:mfenced>
          <math:mo math:stretchy="false">+</math:mo>
          <math:mrow>
            <math:mfenced math:open="" math:close="">
              <math:mrow>
                <math:mrow>
                  <math:mi>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</math:mrow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

 

left(  1 - betSize  right) 
left[
left lbrace
	h times
			A
	right rbrace	
	{dw over dbetSize}
	
right]	
+

 left(
					

 C - C cdot betSize 

- 1 right)

cdot h 


=


 {
		{k pctWillCall' left( 1 - w right) }
		over
		left( 1 - pctWillCall left( 1 - w right) right)^2 }
	times left[ {dw over dbetSize} right]

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i>C</math:mi>
            <math:mo math:stretchy="false">−</math:mo>
            <math:mrow>
              <math:mi>C</math:mi>
              <math:mo math:stretchy="false">⋅</math:mo>
              <math:mi math:fontstyle="italic">betSize</math:mi>
            </math:mrow>
          </math:mrow>
          <math:mo math:stretchy="false">−</math:mo>
          <math:mn>1</math:mn>
        </math:mrow>
      </math:mfenced>
      <math:mo math:stretchy="false">=</math:mo>
      <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


=
left(

	 {
	 		{ k over h }
			{ pctWillCall' left( 1 - w right) }
			over
			{ left( 1 - pctWillCall left( 1 - w right) right)^2 	}
	}
	-

	A
times
left(  1-betSize right) 

right)

times left[ {dw over dbetSize} right]
 

	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dw over dbetSize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